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6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1.905cm" svg:x="10.525cm" svg:y="1.635cm">
          <text:p text:style-name="P1">Mass Gap Simulation</text:p>
          <text:p text:style-name="P1">Object Cha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3" draw:layer="layout" svg:width="5.08cm" svg:height="1.905cm" svg:x="2.27cm" svg:y="7.985cm">
          <text:p text:style-name="P1">GW_Bin_Ins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id="id4" draw:layer="layout" svg:width="5.08cm" svg:height="1.905cm" svg:x="11.795cm" svg:y="7.985cm">
          <text:p text:style-name="P1">Fish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id="id2" draw:layer="layout" svg:width="5.08cm" svg:height="1.905cm" svg:x="20.685cm" svg:y="7.985cm">
          <text:p text:style-name="P1">noise_curv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id="id1" draw:layer="layout" svg:width="5.08cm" svg:height="1.905cm" svg:x="11.795cm" svg:y="4.175cm">
          <text:p text:style-name="P1">sourc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16.875cm" svg:y1="5.128cm" svg:x2="23.225cm" svg:y2="7.985cm" draw:start-shape="id1" draw:start-glue-point="7" draw:end-shape="id2" draw:end-glue-point="4" svg:d="m16875 5128h6350v2857">
          <text:p/>
        </draw:connector>
        <draw:connector draw:style-name="gr3" draw:text-style-name="P1" draw:layer="layout" svg:x1="11.795cm" svg:y1="5.128cm" svg:x2="4.81cm" svg:y2="7.985cm" draw:start-shape="id1" draw:start-glue-point="5" draw:end-shape="id3" draw:end-glue-point="4" svg:d="m11795 5128h-6985v2857">
          <text:p/>
        </draw:connector>
        <draw:connector draw:style-name="gr3" draw:text-style-name="P1" draw:layer="layout" svg:x1="14.335cm" svg:y1="6.08cm" svg:x2="14.335cm" svg:y2="7.985cm" draw:start-shape="id1" draw:start-glue-point="6" draw:end-shape="id4" draw:end-glue-point="4" svg:d="m14335 6080v1905">
          <text:p/>
        </draw:connector>
        <draw:frame draw:style-name="gr4" draw:layer="layout" svg:width="5.08cm" svg:height="0.962cm" svg:x="19.415cm" svg:y="4.31cm">
          <draw:text-box>
            <text:p>Static</text:p>
          </draw:text-box>
        </draw:frame>
        <draw:custom-shape draw:style-name="gr5" draw:text-style-name="P1" draw:id="id6" draw:layer="layout" svg:width="3.492cm" svg:height="3.81cm" svg:x="3.064cm" svg:y="13.7cm">
          <text:p text:style-name="P1">Data:</text:p>
          <text:p text:style-name="P1">.<text:span text:style-name="T1">m1, m2, M, </text:span></text:p>
          <text:p text:style-name="P1"><text:span text:style-name="T1">Mc, mu, eta,</text:span></text:p>
          <text:p text:style-name="P1"><text:span text:style-name="T1">Inc, Rl, fmin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id="id5" draw:layer="layout" svg:width="5.08cm" svg:height="2.54cm" svg:x="2.27cm" svg:y="10.525cm">
          <text:p text:style-name="P1">Purpose:</text:p>
          <text:p text:style-name="P1"><text:span text:style-name="T2">Holds all physical data</text:span></text:p>
          <text:p text:style-name="P1"><text:span text:style-name="T2">About the binary</text:span></text:p>
          <text:p text:style-name="P1"><text:span text:style-name="T2">Can generate GW wavefor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id="id8" draw:layer="layout" svg:width="4.286cm" svg:height="2.54cm" svg:x="12.192cm" svg:y="13.7cm">
          <text:p text:style-name="P1">Data:</text:p>
          <text:p text:style-name="P1">.<text:span text:style-name="T1">A, Mc, eta, vlso</text:span></text:p>
          <text:p text:style-name="P1"><text:span text:style-name="T1">Ref to noise_cur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id="id7" draw:layer="layout" svg:width="5.08cm" svg:height="2.54cm" svg:x="11.795cm" svg:y="10.525cm">
          <text:p text:style-name="P1">Purpose:</text:p>
          <text:p text:style-name="P1"><text:span text:style-name="T2">Calculate Fisher</text:span></text:p>
          <text:p text:style-name="P1"><text:span text:style-name="T2">Information matri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id="id10" draw:layer="layout" svg:width="4.286cm" svg:height="3.81cm" svg:x="21.082cm" svg:y="13.7cm">
          <text:p text:style-name="P1">Data:</text:p>
          <text:p text:style-name="P1">.<text:span text:style-name="T1">freq points</text:span></text:p>
          <text:p text:style-name="P1"><text:span text:style-name="T1">Noise curve values</text:span></text:p>
          <text:p text:style-name="P1"><text:span text:style-name="T1">Size of curve</text:span></text:p>
          <text:p text:style-name="P1"><text:span text:style-name="T1">Horizon distan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id="id9" draw:layer="layout" svg:width="5.08cm" svg:height="2.54cm" svg:x="20.685cm" svg:y="10.525cm">
          <text:p text:style-name="P1">Purpose:</text:p>
          <text:p text:style-name="P1"><text:span text:style-name="T2">Hold noise curv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4.81cm" svg:y1="9.89cm" svg:x2="4.81cm" svg:y2="10.525cm" draw:start-shape="id3" draw:start-glue-point="6" draw:end-shape="id5" draw:end-glue-point="4" svg:d="m4810 9890v635">
          <text:p/>
        </draw:connector>
        <draw:connector draw:style-name="gr7" draw:text-style-name="P1" draw:layer="layout" svg:x1="4.81cm" svg:y1="13.065cm" svg:x2="4.81cm" svg:y2="13.7cm" draw:start-shape="id5" draw:start-glue-point="6" draw:end-shape="id6" draw:end-glue-point="4" svg:d="m4810 13065v635">
          <text:p/>
        </draw:connector>
        <draw:connector draw:style-name="gr7" draw:text-style-name="P1" draw:layer="layout" svg:x1="14.335cm" svg:y1="9.89cm" svg:x2="14.335cm" svg:y2="10.525cm" draw:start-shape="id4" draw:start-glue-point="6" draw:end-shape="id7" draw:end-glue-point="4" svg:d="m14335 9890v635">
          <text:p/>
        </draw:connector>
        <draw:connector draw:style-name="gr7" draw:text-style-name="P1" draw:layer="layout" svg:x1="14.335cm" svg:y1="13.065cm" svg:x2="14.335cm" svg:y2="13.7cm" draw:start-shape="id7" draw:start-glue-point="6" draw:end-shape="id8" draw:end-glue-point="4" svg:d="m14335 13065v635">
          <text:p/>
        </draw:connector>
        <draw:connector draw:style-name="gr7" draw:text-style-name="P1" draw:layer="layout" svg:x1="23.225cm" svg:y1="9.89cm" svg:x2="23.225cm" svg:y2="10.525cm" draw:start-shape="id2" draw:start-glue-point="6" draw:end-shape="id9" draw:end-glue-point="4" svg:d="m23225 9890v635">
          <text:p/>
        </draw:connector>
        <draw:connector draw:style-name="gr7" draw:text-style-name="P1" draw:layer="layout" svg:x1="23.225cm" svg:y1="13.065cm" svg:x2="23.225cm" svg:y2="13.7cm" draw:start-shape="id9" draw:start-glue-point="6" draw:end-shape="id10" draw:end-glue-point="4" svg:d="m23225 13065v635">
          <text:p/>
        </draw:connector>
        <draw:line draw:style-name="gr8" draw:text-style-name="P1" draw:layer="layout" svg:x1="4.053cm" svg:y1="6.715cm" svg:x2="32.115cm" svg:y2="6.715cm">
          <text:p/>
        </draw:line>
        <draw:frame draw:style-name="gr4" draw:layer="layout" svg:width="5.08cm" svg:height="0.962cm" svg:x="0.8cm" svg:y="6.18cm">
          <draw:text-box>
            <text:p>(Contains)</text:p>
          </draw:text-box>
        </draw:frame>
        <draw:custom-shape draw:style-name="gr2" draw:text-style-name="P1" draw:id="id11" draw:layer="layout" svg:width="4.745cm" svg:height="1.905cm" svg:x="28.323cm" svg:y="7.985cm">
          <text:p text:style-name="P1">gslCSpline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16.875cm" svg:y1="5.128cm" svg:x2="30.696cm" svg:y2="7.985cm" draw:start-shape="id1" draw:start-glue-point="7" draw:end-shape="id11" draw:end-glue-point="4" svg:d="m16875 5128h13821v2857">
          <text:p/>
        </draw:connector>
        <draw:custom-shape draw:style-name="gr6" draw:text-style-name="P1" draw:id="id12" draw:layer="layout" svg:width="5.08cm" svg:height="2.54cm" svg:x="28.155cm" svg:y="10.525cm">
          <text:p text:style-name="P1">Purpose:</text:p>
          <text:p text:style-name="P1"><text:span text:style-name="T2">GSL Spline wrapper </text:span></text:p>
          <text:p text:style-name="P1"><text:span text:style-name="T2">For easier splin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30.696cm" svg:y1="9.89cm" svg:x2="30.695cm" svg:y2="10.525cm" draw:start-shape="id11" draw:start-glue-point="6" draw:end-shape="id12" draw:end-glue-point="4" svg:d="m30696 9890v318h-1v317">
          <text:p/>
        </draw:connector>
        <draw:connector draw:style-name="gr9" draw:text-style-name="P1" draw:layer="layout" svg:x1="16.478cm" svg:y1="14.97cm" svg:x2="20.685cm" svg:y2="8.937cm" draw:start-shape="id8" draw:start-glue-point="7" draw:end-shape="id2" svg:d="m16478 14970h2104v-6033h21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ric Addison</meta:initial-creator>
    <meta:creation-date>2013-02-19T13:17:34</meta:creation-date>
    <dc:date>2013-03-07T12:15:49</dc:date>
    <dc:creator>Eric Addison</dc:creator>
    <meta:editing-duration>PT381H42M44S</meta:editing-duration>
    <meta:editing-cycles>3</meta:editing-cycles>
    <meta:generator>OpenOffice.org/3.2$Unix OpenOffice.org_project/320m18$Build-9502</meta:generator>
    <meta:document-statistic meta:object-count="28"/>
  </office:meta>
</office:document-meta>
</file>